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E1B4710AB80F84DBCC.png" manifest:media-type="image/png"/>
  <manifest:file-entry manifest:full-path="Pictures/1000020100000171000000F890E63DF710FC4499.png" manifest:media-type="image/png"/>
  <manifest:file-entry manifest:full-path="Pictures/1000020100000103000000C2FCDE7BB22C37F89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2" style:family="graphic" style:parent-style-name="objectwithoutfill">
      <style:graphic-properties svg:stroke-width="0.1cm" svg:stroke-color="#ff0000" draw:marker-start-width="0.35cm" draw:marker-end="Arrow" draw:marker-end-width="0.65cm" draw:fill="solid" draw:textarea-vertical-align="middle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1cm" svg:stroke-color="#ff8000" draw:marker-start-width="0.35cm" draw:marker-end="Arrow" draw:marker-end-width="0.65cm" draw:fill="solid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7f7f7f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7f7f7f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text-properties fo:font-style="italic"/>
    </style:style>
    <style:style style:name="P22" style:family="paragraph">
      <loext:graphic-properties draw:fill="none" draw:fill-color="#ffffff"/>
      <style:text-properties fo:font-style="italic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0.729cm" svg:y="5cm"/>
          <draw:glue-point draw:id="5" svg:x="-4.246cm" svg:y="3.73cm"/>
          <draw:glue-point draw:id="6" svg:x="2.788cm" svg:y="3.73cm"/>
          <draw:path draw:style-name="gr1" draw:text-style-name="P1" draw:layer="layout" svg:width="0.98cm" svg:height="0.695cm" svg:x="13.49cm" svg:y="10.934cm" svg:viewBox="0 0 981 696" svg:d="M0 696c236 0 774 0 946-348s-344-348-430-348c0 149-516 497-516 696z">
            <text:p/>
          </draw:path>
          <draw:g>
            <draw:path draw:style-name="gr2" draw:text-style-name="P2" draw:layer="layout" svg:width="1.203cm" svg:height="1.615cm" svg:x="12.888cm" svg:y="9.99cm" svg:viewBox="0 0 1204 1616" svg:d="M0 1243l121-1044c344-50 911 99 911-199l172 1243c0 497-1204 497-1204 0z">
              <text:p/>
            </draw:path>
            <draw:path draw:style-name="gr3" draw:text-style-name="P3" draw:layer="layout" svg:width="0.859cm" svg:height="0.496cm" svg:x="13.06cm" svg:y="9.742cm" svg:viewBox="0 0 860 497" svg:d="M742 68c157 90 157 271 0 361-156 91-469 91-625 0-156-90-156-271 0-361 157-91 469-90 625 0z">
              <text:p/>
            </draw:path>
            <draw:path draw:style-name="gr4" draw:text-style-name="P4" draw:layer="layout" svg:width="2.041cm" svg:height="2.001cm" svg:x="12cm" svg:y="8.246cm" svg:viewBox="0 0 2042 2002" svg:d="M1936 81c157 90 168 1092-154 1464-344 546-1461 546-1719 298-258-249 344-945 688-1243 343-298 773-795 1185-519z">
              <text:p/>
            </draw:path>
            <draw:path draw:style-name="gr5" draw:text-style-name="P3" draw:layer="layout" svg:width="1.884cm" svg:height="1.901cm" svg:x="12.023cm" svg:y="8.222cm" svg:viewBox="0 0 1885 1902" svg:d="M1845 27c157 91-183 794-435 1068-253 274-1199 970-1371 772-172-199 258-895 602-1193 344-299 860-796 1204-647z">
              <text:p/>
            </draw:path>
            <draw:path draw:style-name="gr6" draw:text-style-name="P5" draw:layer="layout" svg:width="2.067cm" svg:height="3.382cm" svg:x="12.024cm" svg:y="8.223cm" svg:viewBox="0 0 2068 3383" svg:d="M864 3010l121-995c0 0-774 100-946-149-172-248 265-901 602-1193 338-293 860-795 1204-646s172 1243-86 1541c0 0 166 112 137 199l172 1243c0 497-1204 497-1204 0z">
              <text:p/>
            </draw:path>
            <draw:polygon draw:style-name="gr7" draw:text-style-name="P6" draw:layer="layout" svg:width="0.171cm" svg:height="1.291cm" svg:x="12.321cm" svg:y="8.2cm" svg:viewBox="0 0 172 1292" draw:points="86,1292 86,199 0,99 86,0 172,99 86,199">
              <text:p/>
            </draw:polygon>
            <draw:line draw:style-name="gr8" draw:text-style-name="P7" draw:layer="layout" svg:x1="13.181cm" svg:y1="9.393cm" svg:x2="12.407cm" svg:y2="8.299cm">
              <text:p/>
            </draw:line>
            <draw:line draw:style-name="gr9" draw:text-style-name="P7" draw:layer="layout" svg:x1="12.493cm" svg:y1="8.299cm" svg:x2="13.439cm" svg:y2="8.548cm">
              <text:p/>
            </draw:line>
          </draw:g>
        </draw:g>
        <draw:frame draw:style-name="gr10" draw:text-style-name="P8" draw:layer="layout" svg:width="4.206cm" svg:height="3.15cm" svg:x="7.1cm" svg:y="13.95cm">
          <draw:image xlink:href="Pictures/1000020100000103000000C2FCDE7BB22C37F893.png" xlink:type="simple" xlink:show="embed" xlink:actuate="onLoad" loext:mime-type="image/png">
            <text:p/>
          </draw:image>
        </draw:frame>
        <draw:frame draw:style-name="gr10" draw:text-style-name="P8" draw:layer="layout" svg:width="5.704cm" svg:height="3.834cm" svg:x="13.596cm" svg:y="13.666cm">
          <draw:image xlink:href="Pictures/1000020100000171000000F890E63DF710FC4499.png" xlink:type="simple" xlink:show="embed" xlink:actuate="onLoad" loext:mime-type="image/png">
            <text:p/>
          </draw:image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1" draw:text-style-name="P1" draw:layer="layout" svg:width="2.25cm" svg:height="1.286cm" svg:x="13.149cm" svg:y="23.759cm" svg:viewBox="0 0 2251 1287" svg:d="M0 1287c0 0 1706-474 2098-833 363-332-2-454-262-454 0 164-1836 1211-1836 1287z">
            <text:p/>
          </draw:path>
          <draw:g>
            <draw:polygon draw:style-name="gr12" draw:text-style-name="P9" draw:layer="layout" svg:width="4.441cm" svg:height="2.567cm" svg:x="10.522cm" svg:y="22.659cm" svg:viewBox="0 0 4442 2568" draw:points="1796,2568 4442,1038 2647,0 0,1529">
              <text:p/>
            </draw:polygon>
            <draw:polygon draw:style-name="gr13" draw:text-style-name="P10" draw:layer="layout" svg:width="2.929cm" svg:height="1.693cm" svg:x="10.995cm" svg:y="22.932cm" svg:viewBox="0 0 2930 1694" draw:points="2930,437 2174,0 0,1257 756,1694">
              <text:p/>
            </draw:polygon>
            <draw:polygon draw:style-name="gr14" draw:text-style-name="P2" draw:layer="layout" svg:width="2.646cm" svg:height="3.933cm" svg:x="10.522cm" svg:y="20.255cm" svg:viewBox="0 0 2647 3934" draw:points="2647,2404 2647,0 0,1529 0,3934">
              <text:p/>
            </draw:polygon>
            <draw:polygon draw:style-name="gr15" draw:text-style-name="P11" draw:layer="layout" svg:width="2.456cm" svg:height="3.441cm" svg:x="10.616cm" svg:y="20.418cm" svg:viewBox="0 0 2457 3442" draw:points="2457,2022 2457,0 0,1420 0,3442">
              <text:p/>
            </draw:polygon>
            <draw:polygon draw:style-name="gr16" draw:text-style-name="P9" draw:layer="layout" svg:width="2.74cm" svg:height="1.584cm" svg:x="10.428cm" svg:y="20.2cm" svg:viewBox="0 0 2741 1585" draw:points="94,1585 2741,55 2647,0 0,1529">
              <text:p/>
            </draw:polygon>
            <draw:polygon draw:style-name="gr17" draw:text-style-name="P12" draw:layer="layout" svg:width="0.093cm" svg:height="2.458cm" svg:x="10.428cm" svg:y="21.729cm" svg:viewBox="0 0 94 2459" draw:points="94,2459 94,55 0,0 0,2404">
              <text:p/>
            </draw:polygon>
            <draw:polygon draw:style-name="gr18" draw:text-style-name="P12" draw:layer="layout" svg:width="1.795cm" svg:height="1.31cm" svg:x="10.522cm" svg:y="24.188cm" svg:viewBox="0 0 1796 1311" draw:points="1796,1311 1796,1038 0,0 0,274">
              <text:p/>
            </draw:polygon>
            <draw:line draw:style-name="gr19" draw:text-style-name="P13" draw:layer="layout" svg:x1="13.736cm" svg:y1="23.26cm" svg:x2="11.562cm" svg:y2="24.517cm">
              <text:p/>
            </draw:line>
            <draw:line draw:style-name="gr20" draw:text-style-name="P13" draw:layer="layout" svg:x1="13.546cm" svg:y1="23.151cm" svg:x2="11.372cm" svg:y2="24.408cm">
              <text:p/>
            </draw:line>
            <draw:line draw:style-name="gr21" draw:text-style-name="P13" draw:layer="layout" svg:x1="13.357cm" svg:y1="23.041cm" svg:x2="11.183cm" svg:y2="24.298cm">
              <text:p/>
            </draw:line>
            <draw:line draw:style-name="gr22" draw:text-style-name="P13" draw:layer="layout" svg:x1="11.467cm" svg:y1="24.134cm" svg:x2="11.278cm" svg:y2="24.025cm">
              <text:p/>
            </draw:line>
            <draw:line draw:style-name="gr23" draw:text-style-name="P13" draw:layer="layout" svg:x1="11.655cm" svg:y1="24.024cm" svg:x2="11.466cm" svg:y2="23.915cm">
              <text:p/>
            </draw:line>
            <draw:line draw:style-name="gr24" draw:text-style-name="P13" draw:layer="layout" svg:x1="11.845cm" svg:y1="23.915cm" svg:x2="11.656cm" svg:y2="23.806cm">
              <text:p/>
            </draw:line>
            <draw:line draw:style-name="gr25" draw:text-style-name="P13" draw:layer="layout" svg:x1="11.751cm" svg:y1="24.188cm" svg:x2="11.562cm" svg:y2="24.079cm">
              <text:p/>
            </draw:line>
            <draw:line draw:style-name="gr26" draw:text-style-name="P13" draw:layer="layout" svg:x1="11.94cm" svg:y1="24.078cm" svg:x2="11.751cm" svg:y2="23.969cm">
              <text:p/>
            </draw:line>
            <draw:line draw:style-name="gr27" draw:text-style-name="P13" draw:layer="layout" svg:x1="12.128cm" svg:y1="23.969cm" svg:x2="11.939cm" svg:y2="23.86cm">
              <text:p/>
            </draw:line>
            <draw:line draw:style-name="gr28" draw:text-style-name="P13" draw:layer="layout" svg:x1="12.034cm" svg:y1="23.806cm" svg:x2="11.845cm" svg:y2="23.697cm">
              <text:p/>
            </draw:line>
            <draw:line draw:style-name="gr29" draw:text-style-name="P13" draw:layer="layout" svg:x1="12.317cm" svg:y1="23.86cm" svg:x2="12.128cm" svg:y2="23.751cm">
              <text:p/>
            </draw:line>
            <draw:line draw:style-name="gr30" draw:text-style-name="P13" draw:layer="layout" svg:x1="12.223cm" svg:y1="23.697cm" svg:x2="12.034cm" svg:y2="23.588cm">
              <text:p/>
            </draw:line>
            <draw:line draw:style-name="gr31" draw:text-style-name="P13" draw:layer="layout" svg:x1="12.413cm" svg:y1="23.587cm" svg:x2="12.224cm" svg:y2="23.478cm">
              <text:p/>
            </draw:line>
            <draw:line draw:style-name="gr32" draw:text-style-name="P13" draw:layer="layout" svg:x1="12.601cm" svg:y1="23.478cm" svg:x2="12.412cm" svg:y2="23.369cm">
              <text:p/>
            </draw:line>
            <draw:line draw:style-name="gr33" draw:text-style-name="P13" draw:layer="layout" svg:x1="12.507cm" svg:y1="23.751cm" svg:x2="12.318cm" svg:y2="23.642cm">
              <text:p/>
            </draw:line>
            <draw:line draw:style-name="gr34" draw:text-style-name="P13" draw:layer="layout" svg:x1="12.696cm" svg:y1="23.642cm" svg:x2="12.507cm" svg:y2="23.533cm">
              <text:p/>
            </draw:line>
            <draw:line draw:style-name="gr35" draw:text-style-name="P13" draw:layer="layout" svg:x1="12.884cm" svg:y1="23.532cm" svg:x2="12.695cm" svg:y2="23.423cm">
              <text:p/>
            </draw:line>
            <draw:line draw:style-name="gr36" draw:text-style-name="P13" draw:layer="layout" svg:x1="12.79cm" svg:y1="23.369cm" svg:x2="12.601cm" svg:y2="23.26cm">
              <text:p/>
            </draw:line>
            <draw:line draw:style-name="gr37" draw:text-style-name="P13" draw:layer="layout" svg:x1="13.073cm" svg:y1="23.423cm" svg:x2="12.884cm" svg:y2="23.314cm">
              <text:p/>
            </draw:line>
            <draw:line draw:style-name="gr38" draw:text-style-name="P13" draw:layer="layout" svg:x1="12.979cm" svg:y1="23.26cm" svg:x2="12.79cm" svg:y2="23.151cm">
              <text:p/>
            </draw:line>
            <draw:line draw:style-name="gr39" draw:text-style-name="P13" draw:layer="layout" svg:x1="13.169cm" svg:y1="23.15cm" svg:x2="12.98cm" svg:y2="23.041cm">
              <text:p/>
            </draw:line>
            <draw:line draw:style-name="gr40" draw:text-style-name="P13" draw:layer="layout" svg:x1="13.263cm" svg:y1="23.314cm" svg:x2="13.074cm" svg:y2="23.205cm">
              <text:p/>
            </draw:line>
            <draw:line draw:style-name="gr41" draw:text-style-name="P13" draw:layer="layout" svg:x1="12.034cm" svg:y1="24.243cm" svg:x2="11.845cm" svg:y2="24.134cm">
              <text:p/>
            </draw:line>
            <draw:line draw:style-name="gr42" draw:text-style-name="P13" draw:layer="layout" svg:x1="12.223cm" svg:y1="24.134cm" svg:x2="12.034cm" svg:y2="24.025cm">
              <text:p/>
            </draw:line>
            <draw:line draw:style-name="gr43" draw:text-style-name="P13" draw:layer="layout" svg:x1="12.413cm" svg:y1="24.024cm" svg:x2="12.224cm" svg:y2="23.915cm">
              <text:p/>
            </draw:line>
            <draw:line draw:style-name="gr44" draw:text-style-name="P13" draw:layer="layout" svg:x1="12.507cm" svg:y1="24.188cm" svg:x2="12.318cm" svg:y2="24.079cm">
              <text:p/>
            </draw:line>
            <draw:line draw:style-name="gr45" draw:text-style-name="P13" draw:layer="layout" svg:x1="12.696cm" svg:y1="24.078cm" svg:x2="12.507cm" svg:y2="23.969cm">
              <text:p/>
            </draw:line>
            <draw:line draw:style-name="gr46" draw:text-style-name="P13" draw:layer="layout" svg:x1="12.601cm" svg:y1="23.915cm" svg:x2="12.412cm" svg:y2="23.806cm">
              <text:p/>
            </draw:line>
            <draw:line draw:style-name="gr47" draw:text-style-name="P13" draw:layer="layout" svg:x1="12.79cm" svg:y1="23.806cm" svg:x2="12.601cm" svg:y2="23.697cm">
              <text:p/>
            </draw:line>
            <draw:line draw:style-name="gr48" draw:text-style-name="P13" draw:layer="layout" svg:x1="12.979cm" svg:y1="23.697cm" svg:x2="12.79cm" svg:y2="23.588cm">
              <text:p/>
            </draw:line>
            <draw:line draw:style-name="gr49" draw:text-style-name="P13" draw:layer="layout" svg:x1="13.169cm" svg:y1="23.587cm" svg:x2="12.98cm" svg:y2="23.478cm">
              <text:p/>
            </draw:line>
            <draw:line draw:style-name="gr50" draw:text-style-name="P13" draw:layer="layout" svg:x1="13.452cm" svg:y1="23.642cm" svg:x2="13.263cm" svg:y2="23.533cm">
              <text:p/>
            </draw:line>
            <draw:line draw:style-name="gr51" draw:text-style-name="P13" draw:layer="layout" svg:x1="13.357cm" svg:y1="23.478cm" svg:x2="13.168cm" svg:y2="23.369cm">
              <text:p/>
            </draw:line>
            <draw:line draw:style-name="gr52" draw:text-style-name="P13" draw:layer="layout" svg:x1="13.641cm" svg:y1="23.532cm" svg:x2="13.452cm" svg:y2="23.423cm">
              <text:p/>
            </draw:line>
            <draw:line draw:style-name="gr53" draw:text-style-name="P13" draw:layer="layout" svg:x1="12.128cm" svg:y1="24.407cm" svg:x2="11.939cm" svg:y2="24.298cm">
              <text:p/>
            </draw:line>
            <draw:line draw:style-name="gr54" draw:text-style-name="P13" draw:layer="layout" svg:x1="12.317cm" svg:y1="24.297cm" svg:x2="12.128cm" svg:y2="24.188cm">
              <text:p/>
            </draw:line>
            <draw:polygon draw:style-name="gr55" draw:text-style-name="P2" draw:layer="layout" svg:width="2.646cm" svg:height="1.802cm" svg:x="12.318cm" svg:y="23.697cm" svg:viewBox="0 0 2647 1803" draw:points="2647,274 2647,0 0,1529 0,1803">
              <text:p/>
            </draw:polygon>
            <draw:polygon draw:style-name="gr56" draw:text-style-name="P5" draw:layer="layout" svg:width="4.536cm" svg:height="5.299cm" svg:x="10.427cm" svg:y="20.2cm" svg:viewBox="0 0 4537 5300" draw:points="2647,0 0,1529 0,3934 95,3988 95,4262 1891,5300 4537,3769 4537,3497 2742,2459 2742,55">
              <text:p/>
            </draw:polygon>
            <draw:polygon draw:style-name="gr57" draw:text-style-name="P14" draw:layer="layout" svg:width="1.134cm" svg:height="0.654cm" svg:x="12.695cm" svg:y="23.86cm" svg:viewBox="0 0 1135 655" draw:points="1135,274 662,0 0,383 473,655">
              <text:p/>
            </draw:polygon>
            <draw:line draw:style-name="gr58" draw:text-style-name="P13" draw:layer="layout" svg:x1="11.561cm" svg:y1="24.297cm" svg:x2="11.372cm" svg:y2="24.188cm">
              <text:p/>
            </draw:line>
            <draw:line draw:style-name="gr59" draw:text-style-name="P13" draw:layer="layout" svg:x1="11.845cm" svg:y1="24.352cm" svg:x2="11.656cm" svg:y2="24.243cm">
              <text:p/>
            </draw:line>
          </draw:g>
        </draw:g>
        <draw:frame draw:style-name="gr10" draw:text-style-name="P8" draw:layer="layout" svg:width="5.8cm" svg:height="3.487cm" svg:x="9.4cm" svg:y="2.5cm">
          <draw:image xlink:href="Pictures/1000020100000320000001E1B4710AB80F84DBCC.png" xlink:type="simple" xlink:show="embed" xlink:actuate="onLoad" loext:mime-type="image/png">
            <text:p/>
          </draw:image>
        </draw:frame>
        <draw:g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60" draw:text-style-name="P1" draw:layer="layout" svg:width="1.757cm" svg:height="1.1cm" svg:x="4.398cm" svg:y="4.799cm" svg:viewBox="0 0 1758 1101" svg:d="M0 1101c402 0 1758-423 1758-762s-146-339-293-339c0 254-1465 761-1465 1101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61" draw:text-style-name="P15" draw:layer="layout" svg:width="1.464cm" svg:height="1.439cm" svg:x="4.398cm" svg:y="4.46cm" svg:viewBox="0 0 1465 1440" draw:points="0,1440 0,847 1465,0 1465,593">
              <text:p/>
            </draw:polygon>
            <draw:polygon draw:style-name="gr62" draw:text-style-name="P9" draw:layer="layout" svg:width="3.662cm" svg:height="2.116cm" svg:x="2.2cm" svg:y="3.19cm" svg:viewBox="0 0 3663 2117" draw:points="2198,2117 0,847 1465,0 3663,1270">
              <text:p/>
            </draw:polygon>
            <draw:polygon draw:style-name="gr63" draw:text-style-name="P12" draw:layer="layout" svg:width="2.197cm" svg:height="1.862cm" svg:x="2.2cm" svg:y="4.037cm" svg:viewBox="0 0 2198 1863" draw:points="0,593 0,0 2198,1270 2198,1863">
              <text:p/>
            </draw:polygon>
            <draw:polygon draw:style-name="gr64" draw:text-style-name="P5" draw:layer="layout" svg:width="3.662cm" svg:height="2.709cm" svg:x="2.2cm" svg:y="3.19cm" svg:viewBox="0 0 3663 2710" draw:points="0,1440 0,847 1465,0 3663,1270 3663,1863 2198,2710">
              <text:p/>
            </draw:polygon>
            <draw:polygon draw:style-name="gr65" draw:text-style-name="P16" draw:layer="layout" svg:width="0.146cm" svg:height="0.338cm" svg:x="3.958cm" svg:y="5.223cm" svg:viewBox="0 0 147 339" draw:points="0,254 0,0 147,85 147,339">
              <text:p/>
            </draw:polygon>
            <draw:polygon draw:style-name="gr66" draw:text-style-name="P17" draw:layer="layout" svg:width="0.146cm" svg:height="0.338cm" svg:x="3.665cm" svg:y="5.053cm" svg:viewBox="0 0 147 339" draw:points="0,254 0,0 147,85 147,339">
              <text:p/>
            </draw:polygon>
            <draw:line draw:style-name="gr67" draw:text-style-name="P18" draw:layer="layout" svg:x1="2.347cm" svg:y1="4.291cm" svg:x2="3.519cm" svg:y2="4.969cm">
              <text:p/>
            </draw:line>
            <draw:line draw:style-name="gr68" draw:text-style-name="P18" draw:layer="layout" svg:x1="2.347cm" svg:y1="4.376cm" svg:x2="3.519cm" svg:y2="5.054cm">
              <text:p/>
            </draw:line>
            <draw:line draw:style-name="gr69" draw:text-style-name="P18" draw:layer="layout" svg:x1="2.347cm" svg:y1="4.46cm" svg:x2="3.519cm" svg:y2="5.138cm">
              <text:p/>
            </draw:line>
            <draw:line draw:style-name="gr70" draw:text-style-name="P18" draw:layer="layout" svg:x1="2.347cm" svg:y1="4.545cm" svg:x2="3.519cm" svg:y2="5.223cm">
              <text:p/>
            </draw:line>
          </draw:g>
        </draw:g>
        <draw:frame draw:style-name="gr71" draw:text-style-name="P19" draw:layer="layout" svg:width="5.785cm" svg:height="0.962cm" svg:x="9.4cm" svg:y="5.938cm">
          <draw:text-box>
            <text:p>RockBlock Modem</text:p>
          </draw:text-box>
        </draw:frame>
        <draw:frame draw:style-name="gr71" draw:text-style-name="P19" draw:layer="layout" svg:width="4.972cm" svg:height="0.962cm" svg:x="1.315cm" svg:y="5.9cm">
          <draw:text-box>
            <text:p>Flight Controller</text:p>
          </draw:text-box>
        </draw:frame>
        <draw:frame draw:style-name="gr71" draw:text-style-name="P19" draw:layer="layout" svg:width="6.844cm" svg:height="0.962cm" svg:x="9.9cm" svg:y="11.5cm">
          <draw:text-box>
            <text:p>Iridium Ground Station</text:p>
          </draw:text-box>
        </draw:frame>
        <draw:frame draw:style-name="gr71" draw:text-style-name="P19" draw:layer="layout" svg:width="4.752cm" svg:height="0.962cm" svg:x="14cm" svg:y="17.6cm">
          <draw:text-box>
            <text:p>Rock7 Website</text:p>
          </draw:text-box>
        </draw:frame>
        <draw:frame draw:style-name="gr71" draw:text-style-name="P19" draw:layer="layout" svg:width="3.355cm" svg:height="0.962cm" svg:x="7.2cm" svg:y="17.1cm">
          <draw:text-box>
            <text:p>Adafruit.io</text:p>
          </draw:text-box>
        </draw:frame>
        <draw:frame draw:style-name="gr71" draw:text-style-name="P19" draw:layer="layout" svg:width="5.773cm" svg:height="1.673cm" svg:x="9.427cm" svg:y="25.438cm">
          <draw:text-box>
            <text:p>Rockblock2mav.py</text:p>
            <text:p>&amp; GCS</text:p>
          </draw:text-box>
        </draw:frame>
        <draw:line draw:style-name="gr72" draw:text-style-name="P20" draw:layer="layout" svg:x1="15cm" svg:y1="23.2cm" svg:x2="15cm" svg:y2="18.4cm">
          <text:p/>
        </draw:line>
        <draw:line draw:style-name="gr72" draw:text-style-name="P20" draw:layer="layout" svg:x1="17.4cm" svg:y1="13.7cm" svg:x2="15.2cm" svg:y2="12.3cm">
          <text:p/>
        </draw:line>
        <draw:line draw:style-name="gr72" draw:text-style-name="P20" draw:layer="layout" svg:x1="14.5cm" svg:y1="8.7cm" svg:x2="14.5cm" svg:y2="6.7cm">
          <text:p/>
        </draw:line>
        <draw:line draw:style-name="gr72" draw:text-style-name="P20" draw:layer="layout" svg:x1="9.2cm" svg:y1="3.5cm" svg:x2="4.9cm" svg:y2="3.5cm">
          <text:p/>
        </draw:line>
        <draw:line draw:style-name="gr73" draw:text-style-name="P20" draw:layer="layout" svg:x1="6.1cm" svg:y1="4.6cm" svg:x2="9.1cm" svg:y2="4.6cm">
          <text:p/>
        </draw:line>
        <draw:line draw:style-name="gr73" draw:text-style-name="P20" draw:layer="layout" svg:x1="11.8cm" svg:y1="6.9cm" svg:x2="11.8cm" svg:y2="9cm">
          <text:p/>
        </draw:line>
        <draw:line draw:style-name="gr73" draw:text-style-name="P20" draw:layer="layout" svg:x1="13.6cm" svg:y1="12.3cm" svg:x2="15.3cm" svg:y2="13.5cm">
          <text:p/>
        </draw:line>
        <draw:line draw:style-name="gr73" draw:text-style-name="P20" draw:layer="layout" svg:x1="13.3cm" svg:y1="14.4cm" svg:x2="11.4cm" svg:y2="14.4cm">
          <text:p/>
        </draw:line>
        <draw:line draw:style-name="gr73" draw:text-style-name="P20" draw:layer="layout" svg:x1="11.3cm" svg:y1="17.4cm" svg:x2="11.4cm" svg:y2="20.6cm">
          <text:p/>
        </draw:line>
        <draw:frame draw:style-name="gr71" draw:text-style-name="P22" draw:layer="layout" svg:width="3.918cm" svg:height="1.505cm" svg:x="7.282cm" svg:y="18.9cm">
          <draw:text-box>
            <text:p text:style-name="P21"><text:span text:style-name="T1">HL2 MAVLink</text:span></text:p>
            <text:p text:style-name="P21"><text:span text:style-name="T1">messages</text:span></text:p>
          </draw:text-box>
        </draw:frame>
        <draw:frame draw:style-name="gr74" draw:text-style-name="P24" draw:layer="layout" svg:width="3.262cm" svg:height="1.505cm" svg:x="15.038cm" svg:y="20.695cm">
          <draw:text-box>
            <text:p text:style-name="P23"><text:span text:style-name="T2">MAVLink</text:span></text:p>
            <text:p text:style-name="P23"><text:span text:style-name="T2">comman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1:53:40.999601943</meta:creation-date>
    <dc:date>2022-07-31T12:05:16.841243610</dc:date>
    <meta:editing-duration>PT1M25S</meta:editing-duration>
    <meta:editing-cycles>2</meta:editing-cycles>
    <meta:generator>LibreOffice/6.4.7.2$Linux_X86_64 LibreOffice_project/40$Build-2</meta:generator>
    <meta:document-statistic meta:object-count="95"/>
  </office:meta>
</office:document-meta>
</file>